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43F0000668A00004DA39D99A29C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hiny_5f_black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hiny_5f_black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hiny_5f_black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hiny_5f_black-title">
      <style:graphic-properties fo:min-height="2.629cm" loext:decorative="false"/>
      <style:paragraph-properties style:writing-mode="lr-tb"/>
    </style:style>
    <style:style style:name="pr5" style:family="presentation" style:parent-style-name="shiny_5f_black-outline1">
      <style:graphic-properties fo:min-height="8.884cm" loext:decorative="false"/>
      <style:paragraph-properties style:writing-mode="lr-tb"/>
    </style:style>
    <style:style style:name="pr6" style:family="presentation" style:parent-style-name="shiny_5f_black-outline1">
      <style:graphic-properties draw:textarea-horizontal-align="center"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/>
    </style:style>
    <style:style style:name="P3" style:family="paragraph"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hiny_5f_black" presentation:presentation-page-layout-name="AL1T0">
        <draw:frame presentation:style-name="pr1" draw:layer="layout" svg:width="25.199cm" svg:height="2.629cm" svg:x="1.4cm" svg:y="0.628cm" presentation:class="title">
          <draw:text-box>
            <text:p>FileStream Protocol - Push</text:p>
          </draw:text-box>
        </draw:frame>
        <draw:frame presentation:style-name="pr2" draw:text-style-name="P1" draw:layer="layout" svg:width="24.639cm" svg:height="9.134cm" svg:x="1.4cm" svg:y="3.685cm" presentation:class="subtitle">
          <draw:text-box>
            <text:p>(aka. FSP – Push)</text:p>
            <text:p>Protocol Motto: “Shut up and listen😄”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Why ?</text:p>
          </draw:text-box>
        </draw:frame>
        <draw:frame presentation:style-name="pr5" draw:layer="layout" svg:width="24.639cm" svg:height="9.134cm" svg:x="1.4cm" svg:y="3.685cm" presentation:class="outline">
          <draw:text-box>
            <text:list text:style-name="L2">
              <text:list-header>
                <text:p>Selfish Use Cases</text:p>
                <text:list>
                  <text:list-header>
                    <text:p>Android File Transfer </text:p>
                    <text:list>
                      <text:list-header>
                        <text:p>Slow, unreliable, painful</text:p>
                      </text:list-header>
                    </text:list>
                    <text:p>FTP/SFTP/SCP </text:p>
                    <text:list>
                      <text:list-header>
                        <text:p>Slow for many small files due to application-level protocol design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hiny_5f_black" presentation:presentation-page-layout-name="AL3T3">
        <draw:frame presentation:style-name="pr1" draw:layer="layout" svg:width="25.199cm" svg:height="2.629cm" svg:x="1.4cm" svg:y="0.628cm" presentation:class="title">
          <draw:text-box>
            <text:p>Early Motivating Experiment</text:p>
          </draw:text-box>
        </draw:frame>
        <draw:frame presentation:style-name="pr5" draw:layer="layout" svg:width="12.023cm" svg:height="9.134cm" svg:x="1.4cm" svg:y="3.685cm" presentation:class="outline">
          <draw:text-box>
            <text:list text:style-name="L2">
              <text:list-header>
                <text:p>Stateful Server with a custom protocol</text:p>
                <text:p>Max Message Size 2KB</text:p>
                <text:p text:style-name="P2">Large metadata payloads 32- 128KB</text:p>
                <text:p>RTT ~ 100ms (best case)</text:p>
                <text:p>Client blocked on ACKs</text:p>
              </text:list-header>
            </text:list>
          </draw:text-box>
        </draw:frame>
        <draw:frame presentation:style-name="pr5" draw:layer="layout" svg:width="12.023cm" svg:height="9.134cm" svg:x="14.025cm" svg:y="3.685cm" presentation:class="outline">
          <draw:text-box>
            <text:list text:style-name="L2">
              <text:list-header>
                <text:p>10 messages → 10 ACKs</text:p>
                <text:p>10 RTTs * 100 ms = 1 s</text:p>
                <text:p>Terrible throughput</text:p>
                <text:p>Client felt sluggish and unresponsiv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First Improvement</text:p>
          </draw:text-box>
        </draw:frame>
        <draw:frame presentation:style-name="pr5" draw:layer="layout" svg:width="24.639cm" svg:height="9.134cm" svg:x="1.4cm" svg:y="3.685cm" presentation:class="outline" presentation:user-transformed="true">
          <draw:text-box>
            <text:list text:style-name="L2">
              <text:list-header>
                <text:p text:style-name="P2">Change: Increase Max Message Size to 64 KB (2^16)</text:p>
                <text:p text:style-name="P2">Results</text:p>
                <text:list>
                  <text:list-header>
                    <text:p>Fewer messages → fewer ACKs</text:p>
                    <text:p>Fewer syscalls, fewer context switches, lower cpu usage</text:p>
                    <text:p>CPU available for on-the-fly compression</text:p>
                    <text:p>Super Reactive Client</text:p>
                    <text:list>
                      <text:list-header>
                        <text:p>Majority or operations &lt; 2 RTTs</text:p>
                        <text:p>~200ms perceived latency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Classic FTP/SFTP/SCP problem</text:p>
          </draw:text-box>
        </draw:frame>
        <draw:frame presentation:style-name="pr5" draw:layer="layout" svg:width="24.639cm" svg:height="11.084cm" svg:x="1.4cm" svg:y="3.685cm" presentation:class="outline" presentation:user-transformed="true">
          <draw:text-box>
            <text:list text:style-name="L2">
              <text:list-header>
                <text:p>Send/Ack Protocol</text:p>
                <text:list>
                  <text:list-header>
                    <text:p>Client → <text:s/>Send Command</text:p>
                    <text:p>Server → <text:s/>Respond with Answer/ACK</text:p>
                    <text:p/>
                  </text:list-header>
                </text:list>
                <text:p>Why this hurts</text:p>
                <text:list>
                  <text:list-header>
                    <text:p>RTT ~ 100 ms (WAN is often worse)</text:p>
                    <text:p>10 commands → 10 RTTs</text:p>
                    <text:p>Latency dominates everything</text:p>
                    <text:p>Especially bad for tiny files</text:p>
                    <text:p/>
                  </text:list-header>
                </text:list>
              </text:list-header>
            </text:list>
            <text:p>FTP/SFTP were designed when bandwidth was scarce and RTT was expensive to ignore. Today, RTT is still expensive — but bandwidth is not.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TCP is already doing congestion control</text:p>
          </draw:text-box>
        </draw:frame>
        <draw:frame presentation:style-name="pr5" draw:layer="layout" svg:width="24.639cm" svg:height="9.134cm" svg:x="1.4cm" svg:y="3.685cm" presentation:class="outline" presentation:user-transformed="true">
          <draw:text-box>
            <text:p>All those protocols sit on top of TCP, which already has:</text:p>
            <text:list text:style-name="L2">
              <text:list-header>
                <text:p>Congestion Window (cwnd)</text:p>
                <text:p>Slow Start</text:p>
                <text:p>Additive Increase</text:p>
                <text:p>Multiplicative Decreas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TCP Congestion Window (simplified)</text:p>
          </draw:text-box>
        </draw:frame>
        <draw:frame presentation:style-name="pr5" draw:layer="layout" svg:width="24.639cm" svg:height="9.134cm" svg:x="1.4cm" svg:y="3.685cm" presentation:class="outline">
          <draw:text-box>
            <text:p>double cwnd = 1.0;</text:p>
            <text:p>double ssthresh = 64.0;</text:p>
            <text:p>void on_ack() <text:s/>{</text:p>
            <text:p text:style-name="P2"><text:span text:style-name="T1"><text:s text:c="4"/>if (cwnd &lt; ssthresh) { <text:s text:c="2"/>cwnd *= 2; <text:s/>} </text:span>// slow start (approx)</text:p>
            <text:p text:style-name="P2"><text:span text:style-name="T1"><text:s text:c="4"/>else { <text:s/>cwnd += 1.0; } </text:span><text:s/>// linear additive increase </text:p>
            <text:p>}</text:p>
            <text:p>void on_loss() {</text:p>
            <text:p><text:s text:c="4"/>ssthresh = cwnd / 2;</text:p>
            <text:p><text:s text:c="4"/>cwnd = ssthresh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TCP throughput reality</text:p>
          </draw:text-box>
        </draw:frame>
        <draw:frame presentation:style-name="pr5" draw:layer="layout" svg:width="24.639cm" svg:height="9.134cm" svg:x="1.4cm" svg:y="3.685cm" presentation:class="outline" presentation:user-transformed="true">
          <draw:text-box>
            <text:list text:style-name="L2">
              <text:list-header>
                <text:p>Small packets → hard to reach max throughput</text:p>
                <text:p>Faster networks → need larger packets</text:p>
                <text:p>Larger RTT → need even larger packets</text:p>
                <text:p>Latency kills throughput at the application layer</text:p>
                <text:p/>
                <text:p>In the early experiment:</text:p>
                <text:list>
                  <text:list-header>
                    <text:p>Larger messages → TCP cwnd grows faster</text:p>
                    <text:p>Higher sustained throughput</text:p>
                    <text:p>Better network utilizati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Back to the real-world pain</text:p>
          </draw:text-box>
        </draw:frame>
        <draw:frame presentation:style-name="pr5" draw:layer="layout" svg:width="24.639cm" svg:height="9.134cm" svg:x="1.4cm" svg:y="3.685cm" presentation:class="outline">
          <draw:text-box>
            <text:p>Typical SFTP use case:</text:p>
            <text:list text:style-name="L2">
              <text:list-header>
                <text:p>Transfer source code</text:p>
                <text:p>Thousands of tiny files</text:p>
                <text:p>Send / ACK per file</text:p>
                <text:p>RTT dominates</text:p>
                <text:p>Takes ages for just a few MB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Key insight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header>
                <text:p text:style-name="P3">Latency is the real enemy — not bandwidth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Core Idea</text:p>
          </draw:text-box>
        </draw:frame>
        <draw:frame presentation:style-name="pr5" draw:layer="layout" svg:width="24.639cm" svg:height="9.134cm" svg:x="1.4cm" svg:y="3.685cm" presentation:class="outline">
          <draw:text-box>
            <text:list text:style-name="L2">
              <text:list-header>
                <text:p>Batch small files into large packets</text:p>
                <text:p>Reduce ACKs dramatically</text:p>
                <text:p>Let TCP’s congestion window do its job</text:p>
                <text:p>Stop being RTT-boun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header>
                <text:p text:style-name="P3">Do we really need ACKs at the application protocol level?</text:p>
              </text:list-header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Answer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header>
                <text:p text:style-name="P3">N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FileStream Protocol – Push</text:p>
          </draw:text-box>
        </draw:frame>
        <draw:frame presentation:style-name="pr5" draw:layer="layout" svg:width="24.639cm" svg:height="9.134cm" svg:x="1.4cm" svg:y="3.685cm" presentation:class="outline">
          <draw:text-box>
            <text:list text:style-name="L2">
              <text:list-header>
                <text:p>Sender pushes everything</text:p>
                <text:p>Files are pipelined into large batches</text:p>
                <text:p>No per-file ACK</text:p>
                <text:p>One ACK at the end (or optional verification)</text:p>
                <text:p>TCP provides backpressure</text:p>
                <text:p>No application-level RTT penalties</text:p>
                <text:p/>
                <text:p>In other words: <text:span text:style-name="T2">Send. Stream. Don’t interrup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hiny_5f_black" presentation:presentation-page-layout-name="AL2T1">
        <draw:frame presentation:style-name="pr4" draw:layer="layout" svg:width="25.199cm" svg:height="2.629cm" svg:x="1.4cm" svg:y="0.628cm" presentation:class="title">
          <draw:text-box>
            <text:p>Protocol nickname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header>
                <text:p text:style-name="P3">Shut Up and Listen 😄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e_20_1" draw:display-name="Bitmape 1" xlink:href="Pictures/1000243F0000668A00004DA39D99A29C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hiny_5f_black-background" style:display-name="shiny_black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hiny_5f_black-backgroundobjects" style:display-name="shiny_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hiny_5f_black-notes" style:display-name="shiny_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hiny_5f_black-outline1" style:display-name="shiny_black-outline1" style:family="presentation">
      <style:graphic-properties draw:stroke="none" draw:fill="none" draw:auto-grow-height="false" draw:fit-to-size="false" style:shrink-to-fit="true">
        <text:list-style style:name="shiny_5f_black-outline1" style:display-name="shiny_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ny_5f_black-outline2" style:display-name="shiny_black-outline2" style:family="presentation" style:parent-style-name="shiny_5f_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hiny_5f_black-outline3" style:display-name="shiny_black-outline3" style:family="presentation" style:parent-style-name="shiny_5f_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hiny_5f_black-outline4" style:display-name="shiny_black-outline4" style:family="presentation" style:parent-style-name="shiny_5f_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hiny_5f_black-outline5" style:display-name="shiny_black-outline5" style:family="presentation" style:parent-style-name="shiny_5f_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hiny_5f_black-outline6" style:display-name="shiny_black-outline6" style:family="presentation" style:parent-style-name="shiny_5f_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hiny_5f_black-outline7" style:display-name="shiny_black-outline7" style:family="presentation" style:parent-style-name="shiny_5f_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hiny_5f_black-outline8" style:display-name="shiny_black-outline8" style:family="presentation" style:parent-style-name="shiny_5f_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hiny_5f_black-outline9" style:display-name="shiny_black-outline9" style:family="presentation" style:parent-style-name="shiny_5f_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hiny_5f_black-subtitle" style:display-name="shiny_black-subtitle" style:family="presentation">
      <style:graphic-properties draw:stroke="none" draw:fill="none" draw:textarea-vertical-align="middle">
        <text:list-style style:name="shiny_5f_black-subtitle" style:display-name="shiny_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ny_5f_black-title" style:display-name="shiny_black-title" style:family="presentation">
      <style:graphic-properties draw:stroke="none" draw:fill="none" draw:textarea-vertical-align="middle">
        <text:list-style style:name="shiny_5f_black-title" style:display-name="shiny_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hiny_5f_black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hiny_5f_blac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hiny_5f_blac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hiny_5f_black" style:display-name="shiny_blac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hiny_5f_black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4.63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hiny_5f_blac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hiny_5f_black-title" draw:layer="backgroundobjects" svg:width="14.848cm" svg:height="11.136cm" svg:x="3.075cm" svg:y="2.257cm" presentation:class="page"/>
        <draw:frame presentation:style-name="shiny_5f_blac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3T16:48:14.762200600</meta:creation-date>
    <dc:date>2026-02-03T17:55:33.660982200</dc:date>
    <meta:editing-duration>PT1H6M20S</meta:editing-duration>
    <meta:editing-cycles>72</meta:editing-cycles>
    <meta:generator>LibreOffice/25.2.7.2$Windows_X86_64 LibreOffice_project/5cbfd1ab6520636bb5f7b99185aa69bd7456825d</meta:generator>
    <meta:print-date>2026-02-03T17:27:31.562096000</meta:print-date>
    <meta:printed-by>PDF files</meta:printed-by>
    <meta:document-statistic meta:object-count="94"/>
  </office:meta>
</office:document-meta>
</file>